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74.1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vg_sum" table:style-name="ta1">
        <table:shapes>
          <draw:frame draw:z-index="0" draw:style-name="gr1" draw:text-style-name="P1" svg:width="453.51pt" svg:height="255.09pt" svg:x="284.4pt" svg:y="2.83pt">
            <loext:p draw:notify-on-update-of-ranges="avg_sum.C1:avg_sum.C100 avg_sum.D1:avg_sum.D100 avg_sum.C1:avg_sum.C100 avg_sum.E1:avg_sum.E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068" calcext:value-type="float">
            <text:p>4068</text:p>
          </table:table-cell>
          <table:table-cell office:value-type="float" office:value="3.000009896" calcext:value-type="float">
            <text:p>3.000009896</text:p>
          </table:table-cell>
          <table:table-cell office:value-type="float" office:value="7.0750491151113" calcext:value-type="float">
            <text:p>7.07504911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532" calcext:value-type="float">
            <text:p>4532</text:p>
          </table:table-cell>
          <table:table-cell office:value-type="float" office:value="6.000009896" calcext:value-type="float">
            <text:p>6.000009896</text:p>
          </table:table-cell>
          <table:table-cell office:value-type="float" office:value="8.0825426285337" calcext:value-type="float">
            <text:p>8.08254262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96" calcext:value-type="float">
            <text:p>4996</text:p>
          </table:table-cell>
          <table:table-cell office:value-type="float" office:value="9.000009896" calcext:value-type="float">
            <text:p>9.000009896</text:p>
          </table:table-cell>
          <table:table-cell office:value-type="float" office:value="7.3680653605906" calcext:value-type="float">
            <text:p>7.36806536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460" calcext:value-type="float">
            <text:p>5460</text:p>
          </table:table-cell>
          <table:table-cell office:value-type="float" office:value="12.000009896" calcext:value-type="float">
            <text:p>12.000009896</text:p>
          </table:table-cell>
          <table:table-cell office:value-type="float" office:value="7.7826629584353" calcext:value-type="float">
            <text:p>7.782662958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924" calcext:value-type="float">
            <text:p>5924</text:p>
          </table:table-cell>
          <table:table-cell office:value-type="float" office:value="15.000009896" calcext:value-type="float">
            <text:p>15.000009896</text:p>
          </table:table-cell>
          <table:table-cell office:value-type="float" office:value="7.7834582061259" calcext:value-type="float">
            <text:p>7.78345820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388" calcext:value-type="float">
            <text:p>6388</text:p>
          </table:table-cell>
          <table:table-cell office:value-type="float" office:value="18.000009896" calcext:value-type="float">
            <text:p>18.000009896</text:p>
          </table:table-cell>
          <table:table-cell office:value-type="float" office:value="7.5968616762079" calcext:value-type="float">
            <text:p>7.59686167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852" calcext:value-type="float">
            <text:p>6852</text:p>
          </table:table-cell>
          <table:table-cell office:value-type="float" office:value="21.000009896" calcext:value-type="float">
            <text:p>21.000009896</text:p>
          </table:table-cell>
          <table:table-cell office:value-type="float" office:value="7.3958380643469" calcext:value-type="float">
            <text:p>7.39583806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316" calcext:value-type="float">
            <text:p>7316</text:p>
          </table:table-cell>
          <table:table-cell office:value-type="float" office:value="24.000009896" calcext:value-type="float">
            <text:p>24.000009896</text:p>
          </table:table-cell>
          <table:table-cell office:value-type="float" office:value="7.3949702733296" calcext:value-type="float">
            <text:p>7.39497027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780" calcext:value-type="float">
            <text:p>7780</text:p>
          </table:table-cell>
          <table:table-cell office:value-type="float" office:value="27.000009896" calcext:value-type="float">
            <text:p>27.000009896</text:p>
          </table:table-cell>
          <table:table-cell office:value-type="float" office:value="7.8998301543965" calcext:value-type="float">
            <text:p>7.89983015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8244" calcext:value-type="float">
            <text:p>8244</text:p>
          </table:table-cell>
          <table:table-cell office:value-type="float" office:value="30.000009896" calcext:value-type="float">
            <text:p>30.000009896</text:p>
          </table:table-cell>
          <table:table-cell office:value-type="float" office:value="7.1479556117612" calcext:value-type="float">
            <text:p>7.14795561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8708" calcext:value-type="float">
            <text:p>8708</text:p>
          </table:table-cell>
          <table:table-cell office:value-type="float" office:value="33.000009896" calcext:value-type="float">
            <text:p>33.000009896</text:p>
          </table:table-cell>
          <table:table-cell office:value-type="float" office:value="7.5754647402542" calcext:value-type="float">
            <text:p>7.575464740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172" calcext:value-type="float">
            <text:p>9172</text:p>
          </table:table-cell>
          <table:table-cell office:value-type="float" office:value="36.000009896" calcext:value-type="float">
            <text:p>36.000009896</text:p>
          </table:table-cell>
          <table:table-cell office:value-type="float" office:value="8.3151865832726" calcext:value-type="float">
            <text:p>8.31518658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636" calcext:value-type="float">
            <text:p>9636</text:p>
          </table:table-cell>
          <table:table-cell office:value-type="float" office:value="39.000009896" calcext:value-type="float">
            <text:p>39.000009896</text:p>
          </table:table-cell>
          <table:table-cell office:value-type="float" office:value="7.4403146670888" calcext:value-type="float">
            <text:p>7.440314667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100" calcext:value-type="float">
            <text:p>10100</text:p>
          </table:table-cell>
          <table:table-cell office:value-type="float" office:value="42.000009896" calcext:value-type="float">
            <text:p>42.000009896</text:p>
          </table:table-cell>
          <table:table-cell office:value-type="float" office:value="7.2094606229809" calcext:value-type="float">
            <text:p>7.2094606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564" calcext:value-type="float">
            <text:p>10564</text:p>
          </table:table-cell>
          <table:table-cell office:value-type="float" office:value="45.000009896" calcext:value-type="float">
            <text:p>45.000009896</text:p>
          </table:table-cell>
          <table:table-cell office:value-type="float" office:value="7.4610262900463" calcext:value-type="float">
            <text:p>7.4610262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028" calcext:value-type="float">
            <text:p>11028</text:p>
          </table:table-cell>
          <table:table-cell office:value-type="float" office:value="48.000009896" calcext:value-type="float">
            <text:p>48.000009896</text:p>
          </table:table-cell>
          <table:table-cell office:value-type="float" office:value="8.0520899455642" calcext:value-type="float">
            <text:p>8.052089945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492" calcext:value-type="float">
            <text:p>11492</text:p>
          </table:table-cell>
          <table:table-cell office:value-type="float" office:value="51.000009896" calcext:value-type="float">
            <text:p>51.000009896</text:p>
          </table:table-cell>
          <table:table-cell office:value-type="float" office:value="7.4195191536586" calcext:value-type="float">
            <text:p>7.419519153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956" calcext:value-type="float">
            <text:p>11956</text:p>
          </table:table-cell>
          <table:table-cell office:value-type="float" office:value="54.000009896" calcext:value-type="float">
            <text:p>54.000009896</text:p>
          </table:table-cell>
          <table:table-cell office:value-type="float" office:value="7.5299944048273" calcext:value-type="float">
            <text:p>7.52999440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2420" calcext:value-type="float">
            <text:p>12420</text:p>
          </table:table-cell>
          <table:table-cell office:value-type="float" office:value="57.000009896" calcext:value-type="float">
            <text:p>57.000009896</text:p>
          </table:table-cell>
          <table:table-cell office:value-type="float" office:value="7.7831519421728" calcext:value-type="float">
            <text:p>7.78315194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2905" calcext:value-type="float">
            <text:p>12905</text:p>
          </table:table-cell>
          <table:table-cell office:value-type="float" office:value="60.000009896" calcext:value-type="float">
            <text:p>60.000009896</text:p>
          </table:table-cell>
          <table:table-cell office:value-type="float" office:value="27.999179281012" calcext:value-type="float">
            <text:p>27.99917928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3678" calcext:value-type="float">
            <text:p>13678</text:p>
          </table:table-cell>
          <table:table-cell office:value-type="float" office:value="63.000009896" calcext:value-type="float">
            <text:p>63.000009896</text:p>
          </table:table-cell>
          <table:table-cell office:value-type="float" office:value="7.7408172511846" calcext:value-type="float">
            <text:p>7.74081725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142" calcext:value-type="float">
            <text:p>14142</text:p>
          </table:table-cell>
          <table:table-cell office:value-type="float" office:value="66.000009896" calcext:value-type="float">
            <text:p>66.000009896</text:p>
          </table:table-cell>
          <table:table-cell office:value-type="float" office:value="7.0109945130358" calcext:value-type="float">
            <text:p>7.0109945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606" calcext:value-type="float">
            <text:p>14606</text:p>
          </table:table-cell>
          <table:table-cell office:value-type="float" office:value="69.000009896" calcext:value-type="float">
            <text:p>69.000009896</text:p>
          </table:table-cell>
          <table:table-cell office:value-type="float" office:value="7.3367612000821" calcext:value-type="float">
            <text:p>7.336761200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5070" calcext:value-type="float">
            <text:p>15070</text:p>
          </table:table-cell>
          <table:table-cell office:value-type="float" office:value="72.000009896" calcext:value-type="float">
            <text:p>72.000009896</text:p>
          </table:table-cell>
          <table:table-cell office:value-type="float" office:value="7.1998193776988" calcext:value-type="float">
            <text:p>7.19981937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5534" calcext:value-type="float">
            <text:p>15534</text:p>
          </table:table-cell>
          <table:table-cell office:value-type="float" office:value="75.000009896" calcext:value-type="float">
            <text:p>75.000009896</text:p>
          </table:table-cell>
          <table:table-cell office:value-type="float" office:value="7.5296887091992" calcext:value-type="float">
            <text:p>7.52968870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5998" calcext:value-type="float">
            <text:p>15998</text:p>
          </table:table-cell>
          <table:table-cell office:value-type="float" office:value="78.000009896" calcext:value-type="float">
            <text:p>78.000009896</text:p>
          </table:table-cell>
          <table:table-cell office:value-type="float" office:value="7.3354988752805" calcext:value-type="float">
            <text:p>7.335498875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6462" calcext:value-type="float">
            <text:p>16462</text:p>
          </table:table-cell>
          <table:table-cell office:value-type="float" office:value="81.000009896" calcext:value-type="float">
            <text:p>81.000009896</text:p>
          </table:table-cell>
          <table:table-cell office:value-type="float" office:value="7.4143840214577" calcext:value-type="float">
            <text:p>7.41438402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6926" calcext:value-type="float">
            <text:p>16926</text:p>
          </table:table-cell>
          <table:table-cell office:value-type="float" office:value="84.000009896" calcext:value-type="float">
            <text:p>84.000009896</text:p>
          </table:table-cell>
          <table:table-cell office:value-type="float" office:value="7.2784086236794" calcext:value-type="float">
            <text:p>7.278408623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7390" calcext:value-type="float">
            <text:p>17390</text:p>
          </table:table-cell>
          <table:table-cell office:value-type="float" office:value="87.000009896" calcext:value-type="float">
            <text:p>87.000009896</text:p>
          </table:table-cell>
          <table:table-cell office:value-type="float" office:value="7.0053336752901" calcext:value-type="float">
            <text:p>7.005333675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8872" calcext:value-type="float">
            <text:p>18872</text:p>
          </table:table-cell>
          <table:table-cell office:value-type="float" office:value="90.000009896" calcext:value-type="float">
            <text:p>90.000009896</text:p>
          </table:table-cell>
          <table:table-cell office:value-type="float" office:value="8.4433912333567" calcext:value-type="float">
            <text:p>8.443391233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9338" calcext:value-type="float">
            <text:p>19338</text:p>
          </table:table-cell>
          <table:table-cell office:value-type="float" office:value="93.000009896" calcext:value-type="float">
            <text:p>93.000009896</text:p>
          </table:table-cell>
          <table:table-cell office:value-type="float" office:value="8.0031407917855" calcext:value-type="float">
            <text:p>8.00314079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9802" calcext:value-type="float">
            <text:p>19802</text:p>
          </table:table-cell>
          <table:table-cell office:value-type="float" office:value="96.000009896" calcext:value-type="float">
            <text:p>96.000009896</text:p>
          </table:table-cell>
          <table:table-cell office:value-type="float" office:value="7.6767145760413" calcext:value-type="float">
            <text:p>7.67671457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0266" calcext:value-type="float">
            <text:p>20266</text:p>
          </table:table-cell>
          <table:table-cell office:value-type="float" office:value="99.000009896" calcext:value-type="float">
            <text:p>99.000009896</text:p>
          </table:table-cell>
          <table:table-cell office:value-type="float" office:value="8.1056632023485" calcext:value-type="float">
            <text:p>8.10566320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0730" calcext:value-type="float">
            <text:p>20730</text:p>
          </table:table-cell>
          <table:table-cell office:value-type="float" office:value="102.000009896" calcext:value-type="float">
            <text:p>102.000009896</text:p>
          </table:table-cell>
          <table:table-cell office:value-type="float" office:value="7.6824902398841" calcext:value-type="float">
            <text:p>7.68249023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1194" calcext:value-type="float">
            <text:p>21194</text:p>
          </table:table-cell>
          <table:table-cell office:value-type="float" office:value="105.000009896" calcext:value-type="float">
            <text:p>105.000009896</text:p>
          </table:table-cell>
          <table:table-cell office:value-type="float" office:value="7.4827151998751" calcext:value-type="float">
            <text:p>7.48271519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1658" calcext:value-type="float">
            <text:p>21658</text:p>
          </table:table-cell>
          <table:table-cell office:value-type="float" office:value="108.000009896" calcext:value-type="float">
            <text:p>108.000009896</text:p>
          </table:table-cell>
          <table:table-cell office:value-type="float" office:value="7.3622445476891" calcext:value-type="float">
            <text:p>7.36224454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2122" calcext:value-type="float">
            <text:p>22122</text:p>
          </table:table-cell>
          <table:table-cell office:value-type="float" office:value="111.000009896" calcext:value-type="float">
            <text:p>111.000009896</text:p>
          </table:table-cell>
          <table:table-cell office:value-type="float" office:value="8.1608609236878" calcext:value-type="float">
            <text:p>8.160860923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2586" calcext:value-type="float">
            <text:p>22586</text:p>
          </table:table-cell>
          <table:table-cell office:value-type="float" office:value="114.000009896" calcext:value-type="float">
            <text:p>114.000009896</text:p>
          </table:table-cell>
          <table:table-cell office:value-type="float" office:value="7.5315646065704" calcext:value-type="float">
            <text:p>7.531564606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3050" calcext:value-type="float">
            <text:p>23050</text:p>
          </table:table-cell>
          <table:table-cell office:value-type="float" office:value="117.000009896" calcext:value-type="float">
            <text:p>117.000009896</text:p>
          </table:table-cell>
          <table:table-cell office:value-type="float" office:value="7.6206267584675" calcext:value-type="float">
            <text:p>7.62062675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3514" calcext:value-type="float">
            <text:p>23514</text:p>
          </table:table-cell>
          <table:table-cell office:value-type="float" office:value="120.000009896" calcext:value-type="float">
            <text:p>120.000009896</text:p>
          </table:table-cell>
          <table:table-cell office:value-type="float" office:value="7.8219501926026" calcext:value-type="float">
            <text:p>7.82195019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5967" calcext:value-type="float">
            <text:p>25967</text:p>
          </table:table-cell>
          <table:table-cell office:value-type="float" office:value="123.000028016" calcext:value-type="float">
            <text:p>123.000028016</text:p>
          </table:table-cell>
          <table:table-cell office:value-type="float" office:value="7.8415867570456" calcext:value-type="float">
            <text:p>7.84158675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7192" calcext:value-type="float">
            <text:p>27192</text:p>
          </table:table-cell>
          <table:table-cell office:value-type="float" office:value="126.000009896" calcext:value-type="float">
            <text:p>126.000009896</text:p>
          </table:table-cell>
          <table:table-cell office:value-type="float" office:value="7.2022299551063" calcext:value-type="float">
            <text:p>7.20222995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7656" calcext:value-type="float">
            <text:p>27656</text:p>
          </table:table-cell>
          <table:table-cell office:value-type="float" office:value="129.000009896" calcext:value-type="float">
            <text:p>129.000009896</text:p>
          </table:table-cell>
          <table:table-cell office:value-type="float" office:value="7.7978225670391" calcext:value-type="float">
            <text:p>7.79782256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8120" calcext:value-type="float">
            <text:p>28120</text:p>
          </table:table-cell>
          <table:table-cell office:value-type="float" office:value="132.000009896" calcext:value-type="float">
            <text:p>132.000009896</text:p>
          </table:table-cell>
          <table:table-cell office:value-type="float" office:value="7.0967327229265" calcext:value-type="float">
            <text:p>7.096732722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8584" calcext:value-type="float">
            <text:p>28584</text:p>
          </table:table-cell>
          <table:table-cell office:value-type="float" office:value="135.000009896" calcext:value-type="float">
            <text:p>135.000009896</text:p>
          </table:table-cell>
          <table:table-cell office:value-type="float" office:value="8.3558173908431" calcext:value-type="float">
            <text:p>8.35581739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9048" calcext:value-type="float">
            <text:p>29048</text:p>
          </table:table-cell>
          <table:table-cell office:value-type="float" office:value="138.000009896" calcext:value-type="float">
            <text:p>138.000009896</text:p>
          </table:table-cell>
          <table:table-cell office:value-type="float" office:value="7.8652955832629" calcext:value-type="float">
            <text:p>7.86529558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9512" calcext:value-type="float">
            <text:p>29512</text:p>
          </table:table-cell>
          <table:table-cell office:value-type="float" office:value="141.000009896" calcext:value-type="float">
            <text:p>141.000009896</text:p>
          </table:table-cell>
          <table:table-cell office:value-type="float" office:value="7.1664232503381" calcext:value-type="float">
            <text:p>7.166423250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9976" calcext:value-type="float">
            <text:p>29976</text:p>
          </table:table-cell>
          <table:table-cell office:value-type="float" office:value="144.000009896" calcext:value-type="float">
            <text:p>144.000009896</text:p>
          </table:table-cell>
          <table:table-cell office:value-type="float" office:value="7.4684303756745" calcext:value-type="float">
            <text:p>7.468430375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0440" calcext:value-type="float">
            <text:p>30440</text:p>
          </table:table-cell>
          <table:table-cell office:value-type="float" office:value="147.000009896" calcext:value-type="float">
            <text:p>147.000009896</text:p>
          </table:table-cell>
          <table:table-cell office:value-type="float" office:value="7.3746259700678" calcext:value-type="float">
            <text:p>7.374625970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0904" calcext:value-type="float">
            <text:p>30904</text:p>
          </table:table-cell>
          <table:table-cell office:value-type="float" office:value="150.000009896" calcext:value-type="float">
            <text:p>150.000009896</text:p>
          </table:table-cell>
          <table:table-cell office:value-type="float" office:value="7.8996971344045" calcext:value-type="float">
            <text:p>7.89969713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1368" calcext:value-type="float">
            <text:p>31368</text:p>
          </table:table-cell>
          <table:table-cell office:value-type="float" office:value="153.000009896" calcext:value-type="float">
            <text:p>153.000009896</text:p>
          </table:table-cell>
          <table:table-cell office:value-type="float" office:value="7.3986492215919" calcext:value-type="float">
            <text:p>7.39864922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1832" calcext:value-type="float">
            <text:p>31832</text:p>
          </table:table-cell>
          <table:table-cell office:value-type="float" office:value="156.000009896" calcext:value-type="float">
            <text:p>156.000009896</text:p>
          </table:table-cell>
          <table:table-cell office:value-type="float" office:value="7.982022598174" calcext:value-type="float">
            <text:p>7.982022598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2296" calcext:value-type="float">
            <text:p>32296</text:p>
          </table:table-cell>
          <table:table-cell office:value-type="float" office:value="159.000009896" calcext:value-type="float">
            <text:p>159.000009896</text:p>
          </table:table-cell>
          <table:table-cell office:value-type="float" office:value="7.0138254103918" calcext:value-type="float">
            <text:p>7.01382541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2760" calcext:value-type="float">
            <text:p>32760</text:p>
          </table:table-cell>
          <table:table-cell office:value-type="float" office:value="162.000009896" calcext:value-type="float">
            <text:p>162.000009896</text:p>
          </table:table-cell>
          <table:table-cell office:value-type="float" office:value="7.4798416259696" calcext:value-type="float">
            <text:p>7.4798416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3224" calcext:value-type="float">
            <text:p>33224</text:p>
          </table:table-cell>
          <table:table-cell office:value-type="float" office:value="165.000009896" calcext:value-type="float">
            <text:p>165.000009896</text:p>
          </table:table-cell>
          <table:table-cell office:value-type="float" office:value="7.2537158430448" calcext:value-type="float">
            <text:p>7.2537158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3688" calcext:value-type="float">
            <text:p>33688</text:p>
          </table:table-cell>
          <table:table-cell office:value-type="float" office:value="168.000009896" calcext:value-type="float">
            <text:p>168.000009896</text:p>
          </table:table-cell>
          <table:table-cell office:value-type="float" office:value="7.4961014148237" calcext:value-type="float">
            <text:p>7.49610141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4152" calcext:value-type="float">
            <text:p>34152</text:p>
          </table:table-cell>
          <table:table-cell office:value-type="float" office:value="171.000009896" calcext:value-type="float">
            <text:p>171.000009896</text:p>
          </table:table-cell>
          <table:table-cell office:value-type="float" office:value="7.8367648577064" calcext:value-type="float">
            <text:p>7.83676485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4616" calcext:value-type="float">
            <text:p>34616</text:p>
          </table:table-cell>
          <table:table-cell office:value-type="float" office:value="174.000009896" calcext:value-type="float">
            <text:p>174.000009896</text:p>
          </table:table-cell>
          <table:table-cell office:value-type="float" office:value="7.6892171673385" calcext:value-type="float">
            <text:p>7.689217167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5080" calcext:value-type="float">
            <text:p>35080</text:p>
          </table:table-cell>
          <table:table-cell office:value-type="float" office:value="177.000009896" calcext:value-type="float">
            <text:p>177.000009896</text:p>
          </table:table-cell>
          <table:table-cell office:value-type="float" office:value="7.3959057678401" calcext:value-type="float">
            <text:p>7.395905767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6596" calcext:value-type="float">
            <text:p>36596</text:p>
          </table:table-cell>
          <table:table-cell office:value-type="float" office:value="180.000009896" calcext:value-type="float">
            <text:p>180.000009896</text:p>
          </table:table-cell>
          <table:table-cell office:value-type="float" office:value="7.6407627312064" calcext:value-type="float">
            <text:p>7.64076273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7090" calcext:value-type="float">
            <text:p>37090</text:p>
          </table:table-cell>
          <table:table-cell office:value-type="float" office:value="183.000009896" calcext:value-type="float">
            <text:p>183.000009896</text:p>
          </table:table-cell>
          <table:table-cell office:value-type="float" office:value="8.0276249066029" calcext:value-type="float">
            <text:p>8.027624906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7554" calcext:value-type="float">
            <text:p>37554</text:p>
          </table:table-cell>
          <table:table-cell office:value-type="float" office:value="186.000009896" calcext:value-type="float">
            <text:p>186.000009896</text:p>
          </table:table-cell>
          <table:table-cell office:value-type="float" office:value="7.5345494071855" calcext:value-type="float">
            <text:p>7.534549407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8018" calcext:value-type="float">
            <text:p>38018</text:p>
          </table:table-cell>
          <table:table-cell office:value-type="float" office:value="189.000009896" calcext:value-type="float">
            <text:p>189.000009896</text:p>
          </table:table-cell>
          <table:table-cell office:value-type="float" office:value="7.4307277228283" calcext:value-type="float">
            <text:p>7.43072772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8482" calcext:value-type="float">
            <text:p>38482</text:p>
          </table:table-cell>
          <table:table-cell office:value-type="float" office:value="192.000009896" calcext:value-type="float">
            <text:p>192.000009896</text:p>
          </table:table-cell>
          <table:table-cell office:value-type="float" office:value="7.3936478497445" calcext:value-type="float">
            <text:p>7.393647849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8946" calcext:value-type="float">
            <text:p>38946</text:p>
          </table:table-cell>
          <table:table-cell office:value-type="float" office:value="195.000009896" calcext:value-type="float">
            <text:p>195.000009896</text:p>
          </table:table-cell>
          <table:table-cell office:value-type="float" office:value="7.6106960962606" calcext:value-type="float">
            <text:p>7.610696096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9410" calcext:value-type="float">
            <text:p>39410</text:p>
          </table:table-cell>
          <table:table-cell office:value-type="float" office:value="198.000009896" calcext:value-type="float">
            <text:p>198.000009896</text:p>
          </table:table-cell>
          <table:table-cell office:value-type="float" office:value="7.3801343046677" calcext:value-type="float">
            <text:p>7.380134304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9874" calcext:value-type="float">
            <text:p>39874</text:p>
          </table:table-cell>
          <table:table-cell office:value-type="float" office:value="201.000009896" calcext:value-type="float">
            <text:p>201.000009896</text:p>
          </table:table-cell>
          <table:table-cell office:value-type="float" office:value="6.8600402902156" calcext:value-type="float">
            <text:p>6.860040290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0338" calcext:value-type="float">
            <text:p>40338</text:p>
          </table:table-cell>
          <table:table-cell office:value-type="float" office:value="204.000009896" calcext:value-type="float">
            <text:p>204.000009896</text:p>
          </table:table-cell>
          <table:table-cell office:value-type="float" office:value="7.7685726248825" calcext:value-type="float">
            <text:p>7.768572624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0802" calcext:value-type="float">
            <text:p>40802</text:p>
          </table:table-cell>
          <table:table-cell office:value-type="float" office:value="207.000009896" calcext:value-type="float">
            <text:p>207.000009896</text:p>
          </table:table-cell>
          <table:table-cell office:value-type="float" office:value="7.3088384479734" calcext:value-type="float">
            <text:p>7.3088384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1266" calcext:value-type="float">
            <text:p>41266</text:p>
          </table:table-cell>
          <table:table-cell office:value-type="float" office:value="210.000009896" calcext:value-type="float">
            <text:p>210.000009896</text:p>
          </table:table-cell>
          <table:table-cell office:value-type="float" office:value="6.7903101488106" calcext:value-type="float">
            <text:p>6.790310148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1730" calcext:value-type="float">
            <text:p>41730</text:p>
          </table:table-cell>
          <table:table-cell office:value-type="float" office:value="213.000009896" calcext:value-type="float">
            <text:p>213.000009896</text:p>
          </table:table-cell>
          <table:table-cell office:value-type="float" office:value="8.0299342189442" calcext:value-type="float">
            <text:p>8.02993421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2194" calcext:value-type="float">
            <text:p>42194</text:p>
          </table:table-cell>
          <table:table-cell office:value-type="float" office:value="216.000009896" calcext:value-type="float">
            <text:p>216.000009896</text:p>
          </table:table-cell>
          <table:table-cell office:value-type="float" office:value="6.9971502627439" calcext:value-type="float">
            <text:p>6.99715026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2658" calcext:value-type="float">
            <text:p>42658</text:p>
          </table:table-cell>
          <table:table-cell office:value-type="float" office:value="219.000009896" calcext:value-type="float">
            <text:p>219.000009896</text:p>
          </table:table-cell>
          <table:table-cell office:value-type="float" office:value="7.7456512873429" calcext:value-type="float">
            <text:p>7.745651287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3122" calcext:value-type="float">
            <text:p>43122</text:p>
          </table:table-cell>
          <table:table-cell office:value-type="float" office:value="222.000009896" calcext:value-type="float">
            <text:p>222.000009896</text:p>
          </table:table-cell>
          <table:table-cell office:value-type="float" office:value="7.234327894941" calcext:value-type="float">
            <text:p>7.234327894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3586" calcext:value-type="float">
            <text:p>43586</text:p>
          </table:table-cell>
          <table:table-cell office:value-type="float" office:value="225.000009896" calcext:value-type="float">
            <text:p>225.000009896</text:p>
          </table:table-cell>
          <table:table-cell office:value-type="float" office:value="7.6027584013453" calcext:value-type="float">
            <text:p>7.60275840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4050" calcext:value-type="float">
            <text:p>44050</text:p>
          </table:table-cell>
          <table:table-cell office:value-type="float" office:value="228.000009896" calcext:value-type="float">
            <text:p>228.000009896</text:p>
          </table:table-cell>
          <table:table-cell office:value-type="float" office:value="7.6538681420959" calcext:value-type="float">
            <text:p>7.65386814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4514" calcext:value-type="float">
            <text:p>44514</text:p>
          </table:table-cell>
          <table:table-cell office:value-type="float" office:value="231.000009896" calcext:value-type="float">
            <text:p>231.000009896</text:p>
          </table:table-cell>
          <table:table-cell office:value-type="float" office:value="7.6127434807569" calcext:value-type="float">
            <text:p>7.61274348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4978" calcext:value-type="float">
            <text:p>44978</text:p>
          </table:table-cell>
          <table:table-cell office:value-type="float" office:value="234.000009896" calcext:value-type="float">
            <text:p>234.000009896</text:p>
          </table:table-cell>
          <table:table-cell office:value-type="float" office:value="7.8625093472149" calcext:value-type="float">
            <text:p>7.862509347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5442" calcext:value-type="float">
            <text:p>45442</text:p>
          </table:table-cell>
          <table:table-cell office:value-type="float" office:value="237.000009896" calcext:value-type="float">
            <text:p>237.000009896</text:p>
          </table:table-cell>
          <table:table-cell office:value-type="float" office:value="7.0574572166243" calcext:value-type="float">
            <text:p>7.057457216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5906" calcext:value-type="float">
            <text:p>45906</text:p>
          </table:table-cell>
          <table:table-cell office:value-type="float" office:value="240.000009896" calcext:value-type="float">
            <text:p>240.000009896</text:p>
          </table:table-cell>
          <table:table-cell office:value-type="float" office:value="7.6442693635858" calcext:value-type="float">
            <text:p>7.64426936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6370" calcext:value-type="float">
            <text:p>46370</text:p>
          </table:table-cell>
          <table:table-cell office:value-type="float" office:value="243.000009896" calcext:value-type="float">
            <text:p>243.000009896</text:p>
          </table:table-cell>
          <table:table-cell office:value-type="float" office:value="7.0879931561783" calcext:value-type="float">
            <text:p>7.08799315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8625" calcext:value-type="float">
            <text:p>48625</text:p>
          </table:table-cell>
          <table:table-cell office:value-type="float" office:value="246.000028016" calcext:value-type="float">
            <text:p>246.000028016</text:p>
          </table:table-cell>
          <table:table-cell office:value-type="float" office:value="7.4703608237822" calcext:value-type="float">
            <text:p>7.470360823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850" calcext:value-type="float">
            <text:p>49850</text:p>
          </table:table-cell>
          <table:table-cell office:value-type="float" office:value="249.000009896" calcext:value-type="float">
            <text:p>249.000009896</text:p>
          </table:table-cell>
          <table:table-cell office:value-type="float" office:value="7.2757763152654" calcext:value-type="float">
            <text:p>7.275776315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0314" calcext:value-type="float">
            <text:p>50314</text:p>
          </table:table-cell>
          <table:table-cell office:value-type="float" office:value="252.000009896" calcext:value-type="float">
            <text:p>252.000009896</text:p>
          </table:table-cell>
          <table:table-cell office:value-type="float" office:value="7.4726554495231" calcext:value-type="float">
            <text:p>7.472655449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0778" calcext:value-type="float">
            <text:p>50778</text:p>
          </table:table-cell>
          <table:table-cell office:value-type="float" office:value="255.000009896" calcext:value-type="float">
            <text:p>255.000009896</text:p>
          </table:table-cell>
          <table:table-cell office:value-type="float" office:value="7.7472634763811" calcext:value-type="float">
            <text:p>7.747263476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1242" calcext:value-type="float">
            <text:p>51242</text:p>
          </table:table-cell>
          <table:table-cell office:value-type="float" office:value="258.000009896" calcext:value-type="float">
            <text:p>258.000009896</text:p>
          </table:table-cell>
          <table:table-cell office:value-type="float" office:value="7.4930333993464" calcext:value-type="float">
            <text:p>7.493033399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1706" calcext:value-type="float">
            <text:p>51706</text:p>
          </table:table-cell>
          <table:table-cell office:value-type="float" office:value="261.000009896" calcext:value-type="float">
            <text:p>261.000009896</text:p>
          </table:table-cell>
          <table:table-cell office:value-type="float" office:value="6.673921168697" calcext:value-type="float">
            <text:p>6.673921168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2170" calcext:value-type="float">
            <text:p>52170</text:p>
          </table:table-cell>
          <table:table-cell office:value-type="float" office:value="264.000009896" calcext:value-type="float">
            <text:p>264.000009896</text:p>
          </table:table-cell>
          <table:table-cell office:value-type="float" office:value="7.9856041855957" calcext:value-type="float">
            <text:p>7.985604185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2634" calcext:value-type="float">
            <text:p>52634</text:p>
          </table:table-cell>
          <table:table-cell office:value-type="float" office:value="267.000009896" calcext:value-type="float">
            <text:p>267.000009896</text:p>
          </table:table-cell>
          <table:table-cell office:value-type="float" office:value="7.4972141904367" calcext:value-type="float">
            <text:p>7.497214190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4156" calcext:value-type="float">
            <text:p>54156</text:p>
          </table:table-cell>
          <table:table-cell office:value-type="float" office:value="270.000009896" calcext:value-type="float">
            <text:p>270.000009896</text:p>
          </table:table-cell>
          <table:table-cell office:value-type="float" office:value="7.589139699404" calcext:value-type="float">
            <text:p>7.58913969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4622" calcext:value-type="float">
            <text:p>54622</text:p>
          </table:table-cell>
          <table:table-cell office:value-type="float" office:value="273.000009896" calcext:value-type="float">
            <text:p>273.000009896</text:p>
          </table:table-cell>
          <table:table-cell office:value-type="float" office:value="7.8203304535758" calcext:value-type="float">
            <text:p>7.82033045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5086" calcext:value-type="float">
            <text:p>55086</text:p>
          </table:table-cell>
          <table:table-cell office:value-type="float" office:value="276.000009896" calcext:value-type="float">
            <text:p>276.000009896</text:p>
          </table:table-cell>
          <table:table-cell office:value-type="float" office:value="7.7177713642959" calcext:value-type="float">
            <text:p>7.71777136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5550" calcext:value-type="float">
            <text:p>55550</text:p>
          </table:table-cell>
          <table:table-cell office:value-type="float" office:value="279.000009896" calcext:value-type="float">
            <text:p>279.000009896</text:p>
          </table:table-cell>
          <table:table-cell office:value-type="float" office:value="7.6429717093712" calcext:value-type="float">
            <text:p>7.64297170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6014" calcext:value-type="float">
            <text:p>56014</text:p>
          </table:table-cell>
          <table:table-cell office:value-type="float" office:value="282.000009896" calcext:value-type="float">
            <text:p>282.000009896</text:p>
          </table:table-cell>
          <table:table-cell office:value-type="float" office:value="7.4155491201543" calcext:value-type="float">
            <text:p>7.415549120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6478" calcext:value-type="float">
            <text:p>56478</text:p>
          </table:table-cell>
          <table:table-cell office:value-type="float" office:value="285.000009896" calcext:value-type="float">
            <text:p>285.000009896</text:p>
          </table:table-cell>
          <table:table-cell office:value-type="float" office:value="7.4630550065577" calcext:value-type="float">
            <text:p>7.463055006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6942" calcext:value-type="float">
            <text:p>56942</text:p>
          </table:table-cell>
          <table:table-cell office:value-type="float" office:value="288.000009896" calcext:value-type="float">
            <text:p>288.000009896</text:p>
          </table:table-cell>
          <table:table-cell office:value-type="float" office:value="7.6877472509585" calcext:value-type="float">
            <text:p>7.68774725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7406" calcext:value-type="float">
            <text:p>57406</text:p>
          </table:table-cell>
          <table:table-cell office:value-type="float" office:value="291.000009896" calcext:value-type="float">
            <text:p>291.000009896</text:p>
          </table:table-cell>
          <table:table-cell office:value-type="float" office:value="7.4577972222375" calcext:value-type="float">
            <text:p>7.45779722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7870" calcext:value-type="float">
            <text:p>57870</text:p>
          </table:table-cell>
          <table:table-cell office:value-type="float" office:value="294.000009896" calcext:value-type="float">
            <text:p>294.000009896</text:p>
          </table:table-cell>
          <table:table-cell office:value-type="float" office:value="7.8077674093296" calcext:value-type="float">
            <text:p>7.807767409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8334" calcext:value-type="float">
            <text:p>58334</text:p>
          </table:table-cell>
          <table:table-cell office:value-type="float" office:value="297.000009896" calcext:value-type="float">
            <text:p>297.000009896</text:p>
          </table:table-cell>
          <table:table-cell office:value-type="float" office:value="7.2898104289257" calcext:value-type="float">
            <text:p>7.289810428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8798" calcext:value-type="float">
            <text:p>58798</text:p>
          </table:table-cell>
          <table:table-cell office:value-type="float" office:value="300.000009896" calcext:value-type="float">
            <text:p>300.000009896</text:p>
          </table:table-cell>
          <table:table-cell office:value-type="float" office:value="7.3624542291372" calcext:value-type="float">
            <text:p>7.3624542291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7:41:46.591955399</dc:date>
    <meta:editing-duration>PT1M29S</meta:editing-duration>
    <meta:editing-cycles>1</meta:editing-cycles>
    <meta:document-statistic meta:table-count="1" meta:cell-count="500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22cm" svg:y="0.315cm" chart:style-name="ch2">
          <text:p>Sum(avg) energy generation-no attack</text:p>
        </chart:title>
        <chart:subtitle svg:x="6.841cm" svg:y="1.286cm" chart:style-name="ch3">
          <text:p>2ieds, 3 rtus</text:p>
        </chart:subtitle>
        <chart:legend chart:legend-position="end" svg:x="13.114cm" svg:y="3.925cm" style:legend-expansion="high" chart:style-name="ch4"/>
        <chart:plot-area chart:style-name="ch5" table:cell-range-address="avg_sum.C1:avg_sum.E100" chart:data-source-has-labels="row" svg:x="0.32cm" svg:y="2.153cm" svg:width="12.474cm" svg:height="6.667cm">
          <chartooo:coordinate-region svg:x="0.994cm" svg:y="2.366cm" svg:width="11.481cm" svg:height="5.7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avg_sum.D1:avg_sum.D100" loext:label-string="sum_avg" chart:class="chart:scatter">
            <chart:domain table:cell-range-address="avg_sum.C1:avg_sum.C100"/>
            <chart:data-point chart:repeated="100"/>
          </chart:series>
          <chart:series chart:style-name="ch9" chart:values-cell-range-address="avg_sum.E1:avg_sum.E100" loext:label-string="threshold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um_avg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9896">
                <text:p>3.000009896</text:p>
                <draw:g>
                  <svg:desc>avg_sum.C1:avg_sum.C100</svg:desc>
                </draw:g>
              </table:table-cell>
              <table:table-cell office:value-type="float" office:value="7.0750491151113">
                <text:p>7.0750491151113</text:p>
                <draw:g>
                  <svg:desc>avg_sum.D1:avg_sum.D100</svg:desc>
                </draw:g>
              </table:table-cell>
              <table:table-cell office:value-type="float" office:value="23">
                <text:p>23</text:p>
                <draw:g>
                  <svg:desc>avg_sum.E1:avg_sum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9896">
                <text:p>6.000009896</text:p>
              </table:table-cell>
              <table:table-cell office:value-type="float" office:value="8.0825426285337">
                <text:p>8.08254262853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9896">
                <text:p>9.000009896</text:p>
              </table:table-cell>
              <table:table-cell office:value-type="float" office:value="7.3680653605906">
                <text:p>7.36806536059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9896">
                <text:p>12.000009896</text:p>
              </table:table-cell>
              <table:table-cell office:value-type="float" office:value="7.7826629584353">
                <text:p>7.782662958435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9896">
                <text:p>15.000009896</text:p>
              </table:table-cell>
              <table:table-cell office:value-type="float" office:value="7.7834582061259">
                <text:p>7.783458206125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9896">
                <text:p>18.000009896</text:p>
              </table:table-cell>
              <table:table-cell office:value-type="float" office:value="7.5968616762079">
                <text:p>7.59686167620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9896">
                <text:p>21.000009896</text:p>
              </table:table-cell>
              <table:table-cell office:value-type="float" office:value="7.3958380643469">
                <text:p>7.39583806434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9896">
                <text:p>24.000009896</text:p>
              </table:table-cell>
              <table:table-cell office:value-type="float" office:value="7.3949702733296">
                <text:p>7.39497027332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9896">
                <text:p>27.000009896</text:p>
              </table:table-cell>
              <table:table-cell office:value-type="float" office:value="7.8998301543965">
                <text:p>7.899830154396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9896">
                <text:p>30.000009896</text:p>
              </table:table-cell>
              <table:table-cell office:value-type="float" office:value="7.1479556117612">
                <text:p>7.14795561176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9896">
                <text:p>33.000009896</text:p>
              </table:table-cell>
              <table:table-cell office:value-type="float" office:value="7.5754647402542">
                <text:p>7.57546474025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9896">
                <text:p>36.000009896</text:p>
              </table:table-cell>
              <table:table-cell office:value-type="float" office:value="8.3151865832726">
                <text:p>8.31518658327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9896">
                <text:p>39.000009896</text:p>
              </table:table-cell>
              <table:table-cell office:value-type="float" office:value="7.4403146670888">
                <text:p>7.44031466708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9896">
                <text:p>42.000009896</text:p>
              </table:table-cell>
              <table:table-cell office:value-type="float" office:value="7.2094606229809">
                <text:p>7.20946062298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9896">
                <text:p>45.000009896</text:p>
              </table:table-cell>
              <table:table-cell office:value-type="float" office:value="7.4610262900463">
                <text:p>7.46102629004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9896">
                <text:p>48.000009896</text:p>
              </table:table-cell>
              <table:table-cell office:value-type="float" office:value="8.0520899455642">
                <text:p>8.05208994556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9896">
                <text:p>51.000009896</text:p>
              </table:table-cell>
              <table:table-cell office:value-type="float" office:value="7.4195191536586">
                <text:p>7.419519153658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9896">
                <text:p>54.000009896</text:p>
              </table:table-cell>
              <table:table-cell office:value-type="float" office:value="7.5299944048273">
                <text:p>7.52999440482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9896">
                <text:p>57.000009896</text:p>
              </table:table-cell>
              <table:table-cell office:value-type="float" office:value="7.7831519421728">
                <text:p>7.78315194217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9896">
                <text:p>60.000009896</text:p>
              </table:table-cell>
              <table:table-cell office:value-type="float" office:value="27.999179281012">
                <text:p>27.9991792810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9896">
                <text:p>63.000009896</text:p>
              </table:table-cell>
              <table:table-cell office:value-type="float" office:value="7.7408172511846">
                <text:p>7.740817251184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9896">
                <text:p>66.000009896</text:p>
              </table:table-cell>
              <table:table-cell office:value-type="float" office:value="7.0109945130358">
                <text:p>7.01099451303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9896">
                <text:p>69.000009896</text:p>
              </table:table-cell>
              <table:table-cell office:value-type="float" office:value="7.3367612000821">
                <text:p>7.33676120008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9896">
                <text:p>72.000009896</text:p>
              </table:table-cell>
              <table:table-cell office:value-type="float" office:value="7.1998193776988">
                <text:p>7.199819377698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9896">
                <text:p>75.000009896</text:p>
              </table:table-cell>
              <table:table-cell office:value-type="float" office:value="7.5296887091992">
                <text:p>7.52968870919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9896">
                <text:p>78.000009896</text:p>
              </table:table-cell>
              <table:table-cell office:value-type="float" office:value="7.3354988752805">
                <text:p>7.33549887528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9896">
                <text:p>81.000009896</text:p>
              </table:table-cell>
              <table:table-cell office:value-type="float" office:value="7.4143840214577">
                <text:p>7.41438402145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9896">
                <text:p>84.000009896</text:p>
              </table:table-cell>
              <table:table-cell office:value-type="float" office:value="7.2784086236794">
                <text:p>7.27840862367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9896">
                <text:p>87.000009896</text:p>
              </table:table-cell>
              <table:table-cell office:value-type="float" office:value="7.0053336752901">
                <text:p>7.005333675290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9896">
                <text:p>90.000009896</text:p>
              </table:table-cell>
              <table:table-cell office:value-type="float" office:value="8.4433912333567">
                <text:p>8.44339123335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9896">
                <text:p>93.000009896</text:p>
              </table:table-cell>
              <table:table-cell office:value-type="float" office:value="8.0031407917855">
                <text:p>8.00314079178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9896">
                <text:p>96.000009896</text:p>
              </table:table-cell>
              <table:table-cell office:value-type="float" office:value="7.6767145760413">
                <text:p>7.67671457604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9896">
                <text:p>99.000009896</text:p>
              </table:table-cell>
              <table:table-cell office:value-type="float" office:value="8.1056632023485">
                <text:p>8.10566320234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9896">
                <text:p>102.000009896</text:p>
              </table:table-cell>
              <table:table-cell office:value-type="float" office:value="7.6824902398841">
                <text:p>7.68249023988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9896">
                <text:p>105.000009896</text:p>
              </table:table-cell>
              <table:table-cell office:value-type="float" office:value="7.4827151998751">
                <text:p>7.48271519987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9896">
                <text:p>108.000009896</text:p>
              </table:table-cell>
              <table:table-cell office:value-type="float" office:value="7.3622445476891">
                <text:p>7.362244547689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9896">
                <text:p>111.000009896</text:p>
              </table:table-cell>
              <table:table-cell office:value-type="float" office:value="8.1608609236878">
                <text:p>8.16086092368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9896">
                <text:p>114.000009896</text:p>
              </table:table-cell>
              <table:table-cell office:value-type="float" office:value="7.5315646065704">
                <text:p>7.53156460657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9896">
                <text:p>117.000009896</text:p>
              </table:table-cell>
              <table:table-cell office:value-type="float" office:value="7.6206267584675">
                <text:p>7.62062675846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9896">
                <text:p>120.000009896</text:p>
              </table:table-cell>
              <table:table-cell office:value-type="float" office:value="7.8219501926026">
                <text:p>7.82195019260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28016">
                <text:p>123.000028016</text:p>
              </table:table-cell>
              <table:table-cell office:value-type="float" office:value="7.8415867570456">
                <text:p>7.841586757045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9896">
                <text:p>126.000009896</text:p>
              </table:table-cell>
              <table:table-cell office:value-type="float" office:value="7.2022299551063">
                <text:p>7.202229955106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9896">
                <text:p>129.000009896</text:p>
              </table:table-cell>
              <table:table-cell office:value-type="float" office:value="7.7978225670391">
                <text:p>7.797822567039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9896">
                <text:p>132.000009896</text:p>
              </table:table-cell>
              <table:table-cell office:value-type="float" office:value="7.0967327229265">
                <text:p>7.096732722926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9896">
                <text:p>135.000009896</text:p>
              </table:table-cell>
              <table:table-cell office:value-type="float" office:value="8.3558173908431">
                <text:p>8.35581739084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9896">
                <text:p>138.000009896</text:p>
              </table:table-cell>
              <table:table-cell office:value-type="float" office:value="7.8652955832629">
                <text:p>7.86529558326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9896">
                <text:p>141.000009896</text:p>
              </table:table-cell>
              <table:table-cell office:value-type="float" office:value="7.1664232503381">
                <text:p>7.166423250338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9896">
                <text:p>144.000009896</text:p>
              </table:table-cell>
              <table:table-cell office:value-type="float" office:value="7.4684303756745">
                <text:p>7.46843037567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9896">
                <text:p>147.000009896</text:p>
              </table:table-cell>
              <table:table-cell office:value-type="float" office:value="7.3746259700678">
                <text:p>7.37462597006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9896">
                <text:p>150.000009896</text:p>
              </table:table-cell>
              <table:table-cell office:value-type="float" office:value="7.8996971344045">
                <text:p>7.89969713440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9896">
                <text:p>153.000009896</text:p>
              </table:table-cell>
              <table:table-cell office:value-type="float" office:value="7.3986492215919">
                <text:p>7.39864922159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9896">
                <text:p>156.000009896</text:p>
              </table:table-cell>
              <table:table-cell office:value-type="float" office:value="7.982022598174">
                <text:p>7.9820225981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9896">
                <text:p>159.000009896</text:p>
              </table:table-cell>
              <table:table-cell office:value-type="float" office:value="7.0138254103918">
                <text:p>7.01382541039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9896">
                <text:p>162.000009896</text:p>
              </table:table-cell>
              <table:table-cell office:value-type="float" office:value="7.4798416259696">
                <text:p>7.47984162596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9896">
                <text:p>165.000009896</text:p>
              </table:table-cell>
              <table:table-cell office:value-type="float" office:value="7.2537158430448">
                <text:p>7.25371584304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9896">
                <text:p>168.000009896</text:p>
              </table:table-cell>
              <table:table-cell office:value-type="float" office:value="7.4961014148237">
                <text:p>7.49610141482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9896">
                <text:p>171.000009896</text:p>
              </table:table-cell>
              <table:table-cell office:value-type="float" office:value="7.8367648577064">
                <text:p>7.83676485770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9896">
                <text:p>174.000009896</text:p>
              </table:table-cell>
              <table:table-cell office:value-type="float" office:value="7.6892171673385">
                <text:p>7.68921716733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9896">
                <text:p>177.000009896</text:p>
              </table:table-cell>
              <table:table-cell office:value-type="float" office:value="7.3959057678401">
                <text:p>7.395905767840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9896">
                <text:p>180.000009896</text:p>
              </table:table-cell>
              <table:table-cell office:value-type="float" office:value="7.6407627312064">
                <text:p>7.64076273120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9896">
                <text:p>183.000009896</text:p>
              </table:table-cell>
              <table:table-cell office:value-type="float" office:value="8.0276249066029">
                <text:p>8.02762490660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9896">
                <text:p>186.000009896</text:p>
              </table:table-cell>
              <table:table-cell office:value-type="float" office:value="7.5345494071855">
                <text:p>7.53454940718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9896">
                <text:p>189.000009896</text:p>
              </table:table-cell>
              <table:table-cell office:value-type="float" office:value="7.4307277228283">
                <text:p>7.43072772282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9896">
                <text:p>192.000009896</text:p>
              </table:table-cell>
              <table:table-cell office:value-type="float" office:value="7.3936478497445">
                <text:p>7.39364784974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9896">
                <text:p>195.000009896</text:p>
              </table:table-cell>
              <table:table-cell office:value-type="float" office:value="7.6106960962606">
                <text:p>7.61069609626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9896">
                <text:p>198.000009896</text:p>
              </table:table-cell>
              <table:table-cell office:value-type="float" office:value="7.3801343046677">
                <text:p>7.38013430466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9896">
                <text:p>201.000009896</text:p>
              </table:table-cell>
              <table:table-cell office:value-type="float" office:value="6.8600402902156">
                <text:p>6.860040290215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9896">
                <text:p>204.000009896</text:p>
              </table:table-cell>
              <table:table-cell office:value-type="float" office:value="7.7685726248825">
                <text:p>7.76857262488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9896">
                <text:p>207.000009896</text:p>
              </table:table-cell>
              <table:table-cell office:value-type="float" office:value="7.3088384479734">
                <text:p>7.30883844797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9896">
                <text:p>210.000009896</text:p>
              </table:table-cell>
              <table:table-cell office:value-type="float" office:value="6.7903101488106">
                <text:p>6.79031014881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9896">
                <text:p>213.000009896</text:p>
              </table:table-cell>
              <table:table-cell office:value-type="float" office:value="8.0299342189442">
                <text:p>8.029934218944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9896">
                <text:p>216.000009896</text:p>
              </table:table-cell>
              <table:table-cell office:value-type="float" office:value="6.9971502627439">
                <text:p>6.99715026274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9896">
                <text:p>219.000009896</text:p>
              </table:table-cell>
              <table:table-cell office:value-type="float" office:value="7.7456512873429">
                <text:p>7.74565128734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9896">
                <text:p>222.000009896</text:p>
              </table:table-cell>
              <table:table-cell office:value-type="float" office:value="7.234327894941">
                <text:p>7.23432789494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9896">
                <text:p>225.000009896</text:p>
              </table:table-cell>
              <table:table-cell office:value-type="float" office:value="7.6027584013453">
                <text:p>7.602758401345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9896">
                <text:p>228.000009896</text:p>
              </table:table-cell>
              <table:table-cell office:value-type="float" office:value="7.6538681420959">
                <text:p>7.653868142095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9896">
                <text:p>231.000009896</text:p>
              </table:table-cell>
              <table:table-cell office:value-type="float" office:value="7.6127434807569">
                <text:p>7.612743480756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9896">
                <text:p>234.000009896</text:p>
              </table:table-cell>
              <table:table-cell office:value-type="float" office:value="7.8625093472149">
                <text:p>7.86250934721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9896">
                <text:p>237.000009896</text:p>
              </table:table-cell>
              <table:table-cell office:value-type="float" office:value="7.0574572166243">
                <text:p>7.05745721662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9896">
                <text:p>240.000009896</text:p>
              </table:table-cell>
              <table:table-cell office:value-type="float" office:value="7.6442693635858">
                <text:p>7.64426936358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9896">
                <text:p>243.000009896</text:p>
              </table:table-cell>
              <table:table-cell office:value-type="float" office:value="7.0879931561783">
                <text:p>7.08799315617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28016">
                <text:p>246.000028016</text:p>
              </table:table-cell>
              <table:table-cell office:value-type="float" office:value="7.4703608237822">
                <text:p>7.47036082378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9896">
                <text:p>249.000009896</text:p>
              </table:table-cell>
              <table:table-cell office:value-type="float" office:value="7.2757763152654">
                <text:p>7.275776315265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9896">
                <text:p>252.000009896</text:p>
              </table:table-cell>
              <table:table-cell office:value-type="float" office:value="7.4726554495231">
                <text:p>7.47265544952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9896">
                <text:p>255.000009896</text:p>
              </table:table-cell>
              <table:table-cell office:value-type="float" office:value="7.7472634763811">
                <text:p>7.74726347638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9896">
                <text:p>258.000009896</text:p>
              </table:table-cell>
              <table:table-cell office:value-type="float" office:value="7.4930333993464">
                <text:p>7.493033399346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9896">
                <text:p>261.000009896</text:p>
              </table:table-cell>
              <table:table-cell office:value-type="float" office:value="6.673921168697">
                <text:p>6.67392116869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9896">
                <text:p>264.000009896</text:p>
              </table:table-cell>
              <table:table-cell office:value-type="float" office:value="7.9856041855957">
                <text:p>7.98560418559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9896">
                <text:p>267.000009896</text:p>
              </table:table-cell>
              <table:table-cell office:value-type="float" office:value="7.4972141904367">
                <text:p>7.497214190436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9896">
                <text:p>270.000009896</text:p>
              </table:table-cell>
              <table:table-cell office:value-type="float" office:value="7.589139699404">
                <text:p>7.5891396994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9896">
                <text:p>273.000009896</text:p>
              </table:table-cell>
              <table:table-cell office:value-type="float" office:value="7.8203304535758">
                <text:p>7.82033045357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9896">
                <text:p>276.000009896</text:p>
              </table:table-cell>
              <table:table-cell office:value-type="float" office:value="7.7177713642959">
                <text:p>7.717771364295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9896">
                <text:p>279.000009896</text:p>
              </table:table-cell>
              <table:table-cell office:value-type="float" office:value="7.6429717093712">
                <text:p>7.64297170937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9896">
                <text:p>282.000009896</text:p>
              </table:table-cell>
              <table:table-cell office:value-type="float" office:value="7.4155491201543">
                <text:p>7.415549120154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9896">
                <text:p>285.000009896</text:p>
              </table:table-cell>
              <table:table-cell office:value-type="float" office:value="7.4630550065577">
                <text:p>7.46305500655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9896">
                <text:p>288.000009896</text:p>
              </table:table-cell>
              <table:table-cell office:value-type="float" office:value="7.6877472509585">
                <text:p>7.68774725095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9896">
                <text:p>291.000009896</text:p>
              </table:table-cell>
              <table:table-cell office:value-type="float" office:value="7.4577972222375">
                <text:p>7.45779722223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9896">
                <text:p>294.000009896</text:p>
              </table:table-cell>
              <table:table-cell office:value-type="float" office:value="7.8077674093296">
                <text:p>7.80776740932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9896">
                <text:p>297.000009896</text:p>
              </table:table-cell>
              <table:table-cell office:value-type="float" office:value="7.2898104289257">
                <text:p>7.289810428925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9896">
                <text:p>300.000009896</text:p>
              </table:table-cell>
              <table:table-cell office:value-type="float" office:value="7.3624542291372">
                <text:p>7.3624542291372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